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ff00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cff00"/>
      <style:text-properties style:use-window-font-color="true"/>
    </style:style>
    <style:style style:name="ce6" style:family="table-cell" style:parent-style-name="Default">
      <style:table-cell-properties style:text-align-source="value-type" style:repeat-content="false" style:vertical-align="middle"/>
      <style:paragraph-properties fo:margin-left="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6 exits</text:p>
          </table:table-cell>
          <table:covered-table-cell table:number-columns-repeated="3" table:style-name="ce2"/>
          <table:covered-table-cell table:number-columns-repeated="3"/>
          <table:table-cell table:style-name="ce1" office:value-type="string" calcext:value-type="string" table:number-columns-spanned="7" table:number-rows-spanned="1">
            <text:p>3 exits</text:p>
          </table:table-cell>
          <table:covered-table-cell table:number-columns-repeated="3" table:style-name="ce2"/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ctiv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ctive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.913654618474" calcext:value-type="float">
            <text:p>168.91</text:p>
          </table:table-cell>
          <table:table-cell office:value-type="float" office:value="168" calcext:value-type="float">
            <text:p>168</text:p>
          </table:table-cell>
          <table:table-cell office:value-type="float" office:value="60.9336871625382" calcext:value-type="float">
            <text:p>60.93</text:p>
          </table:table-cell>
          <table:table-cell office:value-type="float" office:value="114.355421686747" calcext:value-type="float">
            <text:p>114.36</text:p>
          </table:table-cell>
          <table:table-cell office:value-type="float" office:value="110" calcext:value-type="float">
            <text:p>110</text:p>
          </table:table-cell>
          <table:table-cell office:value-type="float" office:value="49.2678950499563" calcext:value-type="float">
            <text:p>49.27</text:p>
          </table:table-cell>
          <table:table-cell office:value-type="float" office:value="1" calcext:value-type="float">
            <text:p>1</text:p>
          </table:table-cell>
          <table:table-cell office:value-type="float" office:value="252.056338028169" calcext:value-type="float">
            <text:p>252.06</text:p>
          </table:table-cell>
          <table:table-cell office:value-type="float" office:value="214" calcext:value-type="float">
            <text:p>214</text:p>
          </table:table-cell>
          <table:table-cell office:value-type="float" office:value="132.384617561376" calcext:value-type="float">
            <text:p>132.38</text:p>
          </table:table-cell>
          <table:table-cell office:value-type="float" office:value="197.754527162978" calcext:value-type="float">
            <text:p>197.75</text:p>
          </table:table-cell>
          <table:table-cell office:value-type="float" office:value="153" calcext:value-type="float">
            <text:p>153</text:p>
          </table:table-cell>
          <table:table-cell office:value-type="float" office:value="128.433606397004" calcext:value-type="float">
            <text:p>128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.414829659319" calcext:value-type="float">
            <text:p>167.41</text:p>
          </table:table-cell>
          <table:table-cell office:value-type="float" office:value="167" calcext:value-type="float">
            <text:p>167</text:p>
          </table:table-cell>
          <table:table-cell office:value-type="float" office:value="56.6696139992385" calcext:value-type="float">
            <text:p>56.67</text:p>
          </table:table-cell>
          <table:table-cell office:value-type="float" office:value="112.254509018036" calcext:value-type="float">
            <text:p>112.25</text:p>
          </table:table-cell>
          <table:table-cell office:value-type="float" office:value="110" calcext:value-type="float">
            <text:p>110</text:p>
          </table:table-cell>
          <table:table-cell office:value-type="float" office:value="44.8045114156578" calcext:value-type="float">
            <text:p>44.8</text:p>
          </table:table-cell>
          <table:table-cell office:value-type="float" office:value="2" calcext:value-type="float">
            <text:p>2</text:p>
          </table:table-cell>
          <table:table-cell office:value-type="float" office:value="254.611670020121" calcext:value-type="float">
            <text:p>254.61</text:p>
          </table:table-cell>
          <table:table-cell office:value-type="float" office:value="219" calcext:value-type="float">
            <text:p>219</text:p>
          </table:table-cell>
          <table:table-cell office:value-type="float" office:value="138.088444905161" calcext:value-type="float">
            <text:p>138.09</text:p>
          </table:table-cell>
          <table:table-cell office:value-type="float" office:value="198.12676056338" calcext:value-type="float">
            <text:p>198.13</text:p>
          </table:table-cell>
          <table:table-cell office:value-type="float" office:value="157" calcext:value-type="float">
            <text:p>157</text:p>
          </table:table-cell>
          <table:table-cell office:value-type="float" office:value="132.160479654335" calcext:value-type="float">
            <text:p>132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.937751004016" calcext:value-type="float">
            <text:p>165.94</text:p>
          </table:table-cell>
          <table:table-cell office:value-type="float" office:value="170" calcext:value-type="float">
            <text:p>170</text:p>
          </table:table-cell>
          <table:table-cell office:value-type="float" office:value="54.9064386806924" calcext:value-type="float">
            <text:p>54.91</text:p>
          </table:table-cell>
          <table:table-cell office:value-type="float" office:value="110.479919678715" calcext:value-type="float">
            <text:p>110.48</text:p>
          </table:table-cell>
          <table:table-cell office:value-type="float" office:value="111" calcext:value-type="float">
            <text:p>111</text:p>
          </table:table-cell>
          <table:table-cell office:value-type="float" office:value="42.3437903916561" calcext:value-type="float">
            <text:p>42.34</text:p>
          </table:table-cell>
          <table:table-cell office:value-type="float" office:value="3" calcext:value-type="float">
            <text:p>3</text:p>
          </table:table-cell>
          <table:table-cell office:value-type="float" office:value="241.074747474747" calcext:value-type="float">
            <text:p>241.07</text:p>
          </table:table-cell>
          <table:table-cell office:value-type="float" office:value="214" calcext:value-type="float">
            <text:p>214</text:p>
          </table:table-cell>
          <table:table-cell office:value-type="float" office:value="108.855461895728" calcext:value-type="float">
            <text:p>108.86</text:p>
          </table:table-cell>
          <table:table-cell office:value-type="float" office:value="184.422222222222" calcext:value-type="float">
            <text:p>184.42</text:p>
          </table:table-cell>
          <table:table-cell office:value-type="float" office:value="152" calcext:value-type="float">
            <text:p>152</text:p>
          </table:table-cell>
          <table:table-cell office:value-type="float" office:value="103.599527665118" calcext:value-type="float">
            <text:p>103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.302605210421" calcext:value-type="float">
            <text:p>164.3</text:p>
          </table:table-cell>
          <table:table-cell office:value-type="float" office:value="167" calcext:value-type="float">
            <text:p>167</text:p>
          </table:table-cell>
          <table:table-cell office:value-type="float" office:value="58.9542349357548" calcext:value-type="float">
            <text:p>58.95</text:p>
          </table:table-cell>
          <table:table-cell office:value-type="float" office:value="109.511022044088" calcext:value-type="float">
            <text:p>109.51</text:p>
          </table:table-cell>
          <table:table-cell office:value-type="float" office:value="108" calcext:value-type="float">
            <text:p>108</text:p>
          </table:table-cell>
          <table:table-cell office:value-type="float" office:value="46.8609568544235" calcext:value-type="float">
            <text:p>46.86</text:p>
          </table:table-cell>
          <table:table-cell office:value-type="float" office:value="4" calcext:value-type="float">
            <text:p>4</text:p>
          </table:table-cell>
          <table:table-cell office:value-type="float" office:value="247.625754527163" calcext:value-type="float">
            <text:p>247.63</text:p>
          </table:table-cell>
          <table:table-cell office:value-type="float" office:value="215" calcext:value-type="float">
            <text:p>215</text:p>
          </table:table-cell>
          <table:table-cell office:value-type="float" office:value="123.656029625167" calcext:value-type="float">
            <text:p>123.66</text:p>
          </table:table-cell>
          <table:table-cell office:value-type="float" office:value="193.235412474849" calcext:value-type="float">
            <text:p>193.24</text:p>
          </table:table-cell>
          <table:table-cell office:value-type="float" office:value="155" calcext:value-type="float">
            <text:p>155</text:p>
          </table:table-cell>
          <table:table-cell office:value-type="float" office:value="119.258975059635" calcext:value-type="float">
            <text:p>119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.271629778672" calcext:value-type="float">
            <text:p>166.27</text:p>
          </table:table-cell>
          <table:table-cell office:value-type="float" office:value="169" calcext:value-type="float">
            <text:p>169</text:p>
          </table:table-cell>
          <table:table-cell office:value-type="float" office:value="59.0864103094723" calcext:value-type="float">
            <text:p>59.09</text:p>
          </table:table-cell>
          <table:table-cell office:value-type="float" office:value="109.547283702213" calcext:value-type="float">
            <text:p>109.55</text:p>
          </table:table-cell>
          <table:table-cell office:value-type="float" office:value="108" calcext:value-type="float">
            <text:p>108</text:p>
          </table:table-cell>
          <table:table-cell office:value-type="float" office:value="47.4759102068174" calcext:value-type="float">
            <text:p>47.48</text:p>
          </table:table-cell>
          <table:table-cell office:value-type="float" office:value="5" calcext:value-type="float">
            <text:p>5</text:p>
          </table:table-cell>
          <table:table-cell office:value-type="float" office:value="250.981927710843" calcext:value-type="float">
            <text:p>250.98</text:p>
          </table:table-cell>
          <table:table-cell office:value-type="float" office:value="221.5" calcext:value-type="float">
            <text:p>221.5</text:p>
          </table:table-cell>
          <table:table-cell office:value-type="float" office:value="127.402650743084" calcext:value-type="float">
            <text:p>127.4</text:p>
          </table:table-cell>
          <table:table-cell office:value-type="float" office:value="196.562248995984" calcext:value-type="float">
            <text:p>196.56</text:p>
          </table:table-cell>
          <table:table-cell office:value-type="float" office:value="162" calcext:value-type="float">
            <text:p>162</text:p>
          </table:table-cell>
          <table:table-cell office:value-type="float" office:value="123.165612950271" calcext:value-type="float">
            <text:p>123.17</text:p>
          </table:table-cell>
        </table:table-row>
        <table:table-row table:style-name="ro1">
          <table:table-cell/>
          <table:table-cell table:style-name="ce4" table:formula="of:=AVERAGE([.B4:.B8])" office:value-type="float" office:value="166.56809405418" calcext:value-type="float">
            <text:p>166.57</text:p>
          </table:table-cell>
          <table:table-cell table:style-name="ce4" table:formula="of:=AVERAGE([.C4:.C8])" office:value-type="float" office:value="168.2" calcext:value-type="float">
            <text:p>168.2</text:p>
          </table:table-cell>
          <table:table-cell table:style-name="ce4" table:formula="of:=AVERAGE([.D4:.D8])" office:value-type="float" office:value="58.1100770175392" calcext:value-type="float">
            <text:p>58.11</text:p>
          </table:table-cell>
          <table:table-cell table:style-name="ce4" table:formula="of:=AVERAGE([.E4:.E8])" office:value-type="float" office:value="111.22963122596" calcext:value-type="float">
            <text:p>111.23</text:p>
          </table:table-cell>
          <table:table-cell table:style-name="ce4" table:formula="of:=AVERAGE([.F4:.F8])" office:value-type="float" office:value="109.4" calcext:value-type="float">
            <text:p>109.4</text:p>
          </table:table-cell>
          <table:table-cell table:style-name="ce4" table:formula="of:=AVERAGE([.G4:.G8])" office:value-type="float" office:value="46.1506127837022" calcext:value-type="float">
            <text:p>46.15</text:p>
          </table:table-cell>
          <table:table-cell/>
          <table:table-cell table:style-name="ce4" table:formula="of:=AVERAGE([.I4:.I8])" office:value-type="float" office:value="249.270087552209" calcext:value-type="float">
            <text:p>249.27</text:p>
          </table:table-cell>
          <table:table-cell table:style-name="ce4" table:formula="of:=AVERAGE([.J4:.J8])" office:value-type="float" office:value="216.7" calcext:value-type="float">
            <text:p>216.7</text:p>
          </table:table-cell>
          <table:table-cell table:style-name="ce4" table:formula="of:=AVERAGE([.K4:.K8])" office:value-type="float" office:value="126.077440946103" calcext:value-type="float">
            <text:p>126.08</text:p>
          </table:table-cell>
          <table:table-cell table:style-name="ce4" table:formula="of:=AVERAGE([.L4:.L8])" office:value-type="float" office:value="194.020234283883" calcext:value-type="float">
            <text:p>194.02</text:p>
          </table:table-cell>
          <table:table-cell table:style-name="ce4" table:formula="of:=AVERAGE([.M4:.M8])" office:value-type="float" office:value="155.8" calcext:value-type="float">
            <text:p>155.8</text:p>
          </table:table-cell>
          <table:table-cell table:style-name="ce4" table:formula="of:=AVERAGE([.N4:.N8])" office:value-type="float" office:value="121.323640345273" calcext:value-type="float">
            <text:p>121.32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5 exits</text:p>
          </table:table-cell>
          <table:covered-table-cell table:number-columns-repeated="3" table:style-name="ce2"/>
          <table:covered-table-cell table:number-columns-repeated="3"/>
          <table:table-cell table:style-name="ce1" office:value-type="string" calcext:value-type="string" table:number-columns-spanned="7" table:number-rows-spanned="1">
            <text:p>2 exits</text:p>
          </table:table-cell>
          <table:covered-table-cell table:number-columns-repeated="3" table:style-name="ce2"/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ctiv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ctive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.833671399594" calcext:value-type="float">
            <text:p>171.83</text:p>
          </table:table-cell>
          <table:table-cell office:value-type="float" office:value="169" calcext:value-type="float">
            <text:p>169</text:p>
          </table:table-cell>
          <table:table-cell office:value-type="float" office:value="66.08986998715" calcext:value-type="float">
            <text:p>66.09</text:p>
          </table:table-cell>
          <table:table-cell office:value-type="float" office:value="119.141987829615" calcext:value-type="float">
            <text:p>119.14</text:p>
          </table:table-cell>
          <table:table-cell office:value-type="float" office:value="115" calcext:value-type="float">
            <text:p>115</text:p>
          </table:table-cell>
          <table:table-cell office:value-type="float" office:value="53.4683099040904" calcext:value-type="float">
            <text:p>53.47</text:p>
          </table:table-cell>
          <table:table-cell office:value-type="float" office:value="1" calcext:value-type="float">
            <text:p>1</text:p>
          </table:table-cell>
          <table:table-cell office:value-type="float" office:value="727.150602409639" calcext:value-type="float">
            <text:p>727.15</text:p>
          </table:table-cell>
          <table:table-cell office:value-type="float" office:value="467" calcext:value-type="float">
            <text:p>467</text:p>
          </table:table-cell>
          <table:table-cell office:value-type="float" office:value="707.94552535993" calcext:value-type="float">
            <text:p>707.95</text:p>
          </table:table-cell>
          <table:table-cell office:value-type="float" office:value="672.491967871486" calcext:value-type="float">
            <text:p>672.49</text:p>
          </table:table-cell>
          <table:table-cell office:value-type="float" office:value="418" calcext:value-type="float">
            <text:p>418</text:p>
          </table:table-cell>
          <table:table-cell office:value-type="float" office:value="706.84689364811" calcext:value-type="float">
            <text:p>706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.815631262525" calcext:value-type="float">
            <text:p>173.82</text:p>
          </table:table-cell>
          <table:table-cell office:value-type="float" office:value="174" calcext:value-type="float">
            <text:p>174</text:p>
          </table:table-cell>
          <table:table-cell office:value-type="float" office:value="59.5000722128888" calcext:value-type="float">
            <text:p>59.5</text:p>
          </table:table-cell>
          <table:table-cell office:value-type="float" office:value="117.90380761523" calcext:value-type="float">
            <text:p>117.9</text:p>
          </table:table-cell>
          <table:table-cell office:value-type="float" office:value="115" calcext:value-type="float">
            <text:p>115</text:p>
          </table:table-cell>
          <table:table-cell office:value-type="float" office:value="46.7304851463698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657.777777777778" calcext:value-type="float">
            <text:p>657.78</text:p>
          </table:table-cell>
          <table:table-cell office:value-type="float" office:value="462" calcext:value-type="float">
            <text:p>462</text:p>
          </table:table-cell>
          <table:table-cell office:value-type="float" office:value="614.698374840397" calcext:value-type="float">
            <text:p>614.7</text:p>
          </table:table-cell>
          <table:table-cell office:value-type="float" office:value="602.246464646465" calcext:value-type="float">
            <text:p>602.25</text:p>
          </table:table-cell>
          <table:table-cell office:value-type="float" office:value="403" calcext:value-type="float">
            <text:p>403</text:p>
          </table:table-cell>
          <table:table-cell office:value-type="float" office:value="612.520261353296" calcext:value-type="float">
            <text:p>612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26814516129" calcext:value-type="float">
            <text:p>179.27</text:p>
          </table:table-cell>
          <table:table-cell office:value-type="float" office:value="180.5" calcext:value-type="float">
            <text:p>180.5</text:p>
          </table:table-cell>
          <table:table-cell office:value-type="float" office:value="60.0786671234788" calcext:value-type="float">
            <text:p>60.08</text:p>
          </table:table-cell>
          <table:table-cell office:value-type="float" office:value="122.881048387097" calcext:value-type="float">
            <text:p>122.88</text:p>
          </table:table-cell>
          <table:table-cell office:value-type="float" office:value="118.5" calcext:value-type="float">
            <text:p>118.5</text:p>
          </table:table-cell>
          <table:table-cell office:value-type="float" office:value="49.103741026238" calcext:value-type="float">
            <text:p>49.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.310621242485" calcext:value-type="float">
            <text:p>175.31</text:p>
          </table:table-cell>
          <table:table-cell office:value-type="float" office:value="176" calcext:value-type="float">
            <text:p>176</text:p>
          </table:table-cell>
          <table:table-cell office:value-type="float" office:value="59.8508308323073" calcext:value-type="float">
            <text:p>59.85</text:p>
          </table:table-cell>
          <table:table-cell office:value-type="float" office:value="119.521042084168" calcext:value-type="float">
            <text:p>119.52</text:p>
          </table:table-cell>
          <table:table-cell office:value-type="float" office:value="114" calcext:value-type="float">
            <text:p>114</text:p>
          </table:table-cell>
          <table:table-cell office:value-type="float" office:value="48.9508061318519" calcext:value-type="float">
            <text:p>48.9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.629258517034" calcext:value-type="float">
            <text:p>179.63</text:p>
          </table:table-cell>
          <table:table-cell office:value-type="float" office:value="176" calcext:value-type="float">
            <text:p>176</text:p>
          </table:table-cell>
          <table:table-cell office:value-type="float" office:value="61.4233055980585" calcext:value-type="float">
            <text:p>61.42</text:p>
          </table:table-cell>
          <table:table-cell office:value-type="float" office:value="123.815631262525" calcext:value-type="float">
            <text:p>123.82</text:p>
          </table:table-cell>
          <table:table-cell office:value-type="float" office:value="117" calcext:value-type="float">
            <text:p>117</text:p>
          </table:table-cell>
          <table:table-cell office:value-type="float" office:value="51.1626162618549" calcext:value-type="float">
            <text:p>51.1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4" table:formula="of:=AVERAGE([.B13:.B17])" office:value-type="float" office:value="175.971465516586" calcext:value-type="float">
            <text:p>175.97</text:p>
          </table:table-cell>
          <table:table-cell table:style-name="ce4" table:formula="of:=AVERAGE([.C13:.C17])" office:value-type="float" office:value="175.1" calcext:value-type="float">
            <text:p>175.1</text:p>
          </table:table-cell>
          <table:table-cell table:style-name="ce4" table:formula="of:=AVERAGE([.D13:.D17])" office:value-type="float" office:value="61.3885491507767" calcext:value-type="float">
            <text:p>61.39</text:p>
          </table:table-cell>
          <table:table-cell table:style-name="ce4" table:formula="of:=AVERAGE([.E13:.E17])" office:value-type="float" office:value="120.652703435727" calcext:value-type="float">
            <text:p>120.65</text:p>
          </table:table-cell>
          <table:table-cell table:style-name="ce4" table:formula="of:=AVERAGE([.F13:.F17])" office:value-type="float" office:value="115.9" calcext:value-type="float">
            <text:p>115.9</text:p>
          </table:table-cell>
          <table:table-cell table:style-name="ce4" table:formula="of:=AVERAGE([.G13:.G17])" office:value-type="float" office:value="49.883191694081" calcext:value-type="float">
            <text:p>49.88</text:p>
          </table:table-cell>
          <table:table-cell/>
          <table:table-cell table:style-name="ce4" table:formula="of:=AVERAGE([.I13:.I17])" office:value-type="float" office:value="692.464190093709" calcext:value-type="float">
            <text:p>692.46</text:p>
          </table:table-cell>
          <table:table-cell table:style-name="ce4" table:formula="of:=AVERAGE([.J13:.J17])" office:value-type="float" office:value="464.5" calcext:value-type="float">
            <text:p>464.5</text:p>
          </table:table-cell>
          <table:table-cell table:style-name="ce4" table:formula="of:=AVERAGE([.K13:.K17])" office:value-type="float" office:value="661.321950100164" calcext:value-type="float">
            <text:p>661.32</text:p>
          </table:table-cell>
          <table:table-cell table:style-name="ce4" table:formula="of:=AVERAGE([.L13:.L17])" office:value-type="float" office:value="637.369216258976" calcext:value-type="float">
            <text:p>637.37</text:p>
          </table:table-cell>
          <table:table-cell table:style-name="ce4" table:formula="of:=AVERAGE([.M13:.M17])" office:value-type="float" office:value="410.5" calcext:value-type="float">
            <text:p>410.5</text:p>
          </table:table-cell>
          <table:table-cell table:style-name="ce4" table:formula="of:=AVERAGE([.N13:.N17])" office:value-type="float" office:value="659.683577500703" calcext:value-type="float">
            <text:p>659.68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4 exits</text:p>
          </table:table-cell>
          <table:covered-table-cell table:number-columns-repeated="3" table:style-name="ce2"/>
          <table:covered-table-cell table:number-columns-repeated="3"/>
          <table:table-cell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ctive</text:p>
          </table:table-cell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ctive</text:p>
          </table:table-cell>
          <table:covered-table-cell table:number-columns-repeated="2"/>
          <table:table-cell office:value-type="string" calcext:value-type="string">
            <text:p>Exits:</text:p>
          </table:table-cell>
          <table:table-cell table:style-name="ce2" office:value-type="string" calcext:value-type="string">
            <text:p>Average o</text:p>
          </table:table-cell>
          <table:table-cell table:style-name="ce2" office:value-type="string" calcext:value-type="string">
            <text:p>Median o</text:p>
          </table:table-cell>
          <table:table-cell table:style-name="ce2" office:value-type="string" calcext:value-type="string">
            <text:p>Variation o</text:p>
          </table:table-cell>
          <table:table-cell table:style-name="ce2" office:value-type="string" calcext:value-type="string">
            <text:p>Average a</text:p>
          </table:table-cell>
          <table:table-cell table:style-name="ce2" office:value-type="string" calcext:value-type="string">
            <text:p>Median a</text:p>
          </table:table-cell>
          <table:table-cell table:style-name="ce6" office:value-type="string" calcext:value-type="string">
            <text:p>Variation a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Variation</text:p>
          </table:table-cell>
          <table:table-cell office:value-type="float" office:value="6" calcext:value-type="float">
            <text:p>6</text:p>
          </table:table-cell>
          <table:table-cell table:style-name="ce5" table:formula="of:=[.B9]" office:value-type="float" office:value="166.56809405418" calcext:value-type="float">
            <text:p>166.57</text:p>
          </table:table-cell>
          <table:table-cell table:style-name="ce5" table:formula="of:=[.C9]" office:value-type="float" office:value="168.2" calcext:value-type="float">
            <text:p>168.2</text:p>
          </table:table-cell>
          <table:table-cell table:style-name="ce5" table:formula="of:=[.D9]" office:value-type="float" office:value="58.1100770175392" calcext:value-type="float">
            <text:p>58.11</text:p>
          </table:table-cell>
          <table:table-cell table:style-name="ce5" table:formula="of:=[.E9]" office:value-type="float" office:value="111.22963122596" calcext:value-type="float">
            <text:p>111.23</text:p>
          </table:table-cell>
          <table:table-cell table:style-name="ce5" table:formula="of:=[.F9]" office:value-type="float" office:value="109.4" calcext:value-type="float">
            <text:p>109.4</text:p>
          </table:table-cell>
          <table:table-cell table:style-name="ce5" table:formula="of:=[.G9]" office:value-type="float" office:value="46.1506127837022" calcext:value-type="float">
            <text:p>46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.211267605634" calcext:value-type="float">
            <text:p>190.21</text:p>
          </table:table-cell>
          <table:table-cell office:value-type="float" office:value="184" calcext:value-type="float">
            <text:p>184</text:p>
          </table:table-cell>
          <table:table-cell office:value-type="float" office:value="67.1593920269338" calcext:value-type="float">
            <text:p>67.16</text:p>
          </table:table-cell>
          <table:table-cell office:value-type="float" office:value="135.824949698189" calcext:value-type="float">
            <text:p>135.82</text:p>
          </table:table-cell>
          <table:table-cell office:value-type="float" office:value="123" calcext:value-type="float">
            <text:p>123</text:p>
          </table:table-cell>
          <table:table-cell office:value-type="float" office:value="59.5168300533985" calcext:value-type="float">
            <text:p>59.52</text:p>
          </table:table-cell>
          <table:table-cell office:value-type="float" office:value="5" calcext:value-type="float">
            <text:p>5</text:p>
          </table:table-cell>
          <table:table-cell table:style-name="ce5" table:formula="of:=AVERAGE([.B13:.B17])" office:value-type="float" office:value="175.971465516586" calcext:value-type="float">
            <text:p>175.97</text:p>
          </table:table-cell>
          <table:table-cell table:style-name="ce5" table:formula="of:=AVERAGE([.C13:.C17])" office:value-type="float" office:value="175.1" calcext:value-type="float">
            <text:p>175.1</text:p>
          </table:table-cell>
          <table:table-cell table:style-name="ce5" table:formula="of:=AVERAGE([.D13:.D17])" office:value-type="float" office:value="61.3885491507767" calcext:value-type="float">
            <text:p>61.39</text:p>
          </table:table-cell>
          <table:table-cell table:style-name="ce5" table:formula="of:=AVERAGE([.E13:.E17])" office:value-type="float" office:value="120.652703435727" calcext:value-type="float">
            <text:p>120.65</text:p>
          </table:table-cell>
          <table:table-cell table:style-name="ce5" table:formula="of:=AVERAGE([.F13:.F17])" office:value-type="float" office:value="115.9" calcext:value-type="float">
            <text:p>115.9</text:p>
          </table:table-cell>
          <table:table-cell table:style-name="ce5" table:formula="of:=AVERAGE([.G13:.G17])" office:value-type="float" office:value="49.883191694081" calcext:value-type="float">
            <text:p>49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.79718875502" calcext:value-type="float">
            <text:p>193.8</text:p>
          </table:table-cell>
          <table:table-cell office:value-type="float" office:value="182" calcext:value-type="float">
            <text:p>182</text:p>
          </table:table-cell>
          <table:table-cell office:value-type="float" office:value="74.7587353167048" calcext:value-type="float">
            <text:p>74.76</text:p>
          </table:table-cell>
          <table:table-cell office:value-type="float" office:value="139.407630522088" calcext:value-type="float">
            <text:p>139.41</text:p>
          </table:table-cell>
          <table:table-cell office:value-type="float" office:value="121" calcext:value-type="float">
            <text:p>121</text:p>
          </table:table-cell>
          <table:table-cell office:value-type="float" office:value="66.0238524959097" calcext:value-type="float">
            <text:p>66.02</text:p>
          </table:table-cell>
          <table:table-cell office:value-type="float" office:value="4" calcext:value-type="float">
            <text:p>4</text:p>
          </table:table-cell>
          <table:table-cell table:style-name="ce5" table:formula="of:=AVERAGE([.B22:.B26])" office:value-type="float" office:value="194.344246196821" calcext:value-type="float">
            <text:p>194.34</text:p>
          </table:table-cell>
          <table:table-cell table:style-name="ce5" table:formula="of:=AVERAGE([.C22:.C26])" office:value-type="float" office:value="185.2" calcext:value-type="float">
            <text:p>185.2</text:p>
          </table:table-cell>
          <table:table-cell table:style-name="ce5" table:formula="of:=AVERAGE([.D22:.D26])" office:value-type="float" office:value="72.5937058295115" calcext:value-type="float">
            <text:p>72.59</text:p>
          </table:table-cell>
          <table:table-cell table:style-name="ce5" table:formula="of:=AVERAGE([.E22:.E26])" office:value-type="float" office:value="139.382246214552" calcext:value-type="float">
            <text:p>139.38</text:p>
          </table:table-cell>
          <table:table-cell table:style-name="ce5" table:formula="of:=AVERAGE([.F22:.F26])" office:value-type="float" office:value="124" calcext:value-type="float">
            <text:p>124</text:p>
          </table:table-cell>
          <table:table-cell table:style-name="ce5" table:formula="of:=AVERAGE([.G22:.G26])" office:value-type="float" office:value="64.022830164901" calcext:value-type="float">
            <text:p>64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.082995951417" calcext:value-type="float">
            <text:p>201.08</text:p>
          </table:table-cell>
          <table:table-cell office:value-type="float" office:value="191" calcext:value-type="float">
            <text:p>191</text:p>
          </table:table-cell>
          <table:table-cell office:value-type="float" office:value="79.7681559189918" calcext:value-type="float">
            <text:p>79.77</text:p>
          </table:table-cell>
          <table:table-cell office:value-type="float" office:value="145.763157894737" calcext:value-type="float">
            <text:p>145.76</text:p>
          </table:table-cell>
          <table:table-cell office:value-type="float" office:value="126" calcext:value-type="float">
            <text:p>126</text:p>
          </table:table-cell>
          <table:table-cell office:value-type="float" office:value="71.1522472335483" calcext:value-type="float">
            <text:p>71.15</text:p>
          </table:table-cell>
          <table:table-cell office:value-type="float" office:value="3" calcext:value-type="float">
            <text:p>3</text:p>
          </table:table-cell>
          <table:table-cell table:style-name="ce5" table:formula="of:=[.I9]" office:value-type="float" office:value="249.270087552209" calcext:value-type="float">
            <text:p>249.27</text:p>
          </table:table-cell>
          <table:table-cell table:style-name="ce5" table:formula="of:=[.J9]" office:value-type="float" office:value="216.7" calcext:value-type="float">
            <text:p>216.7</text:p>
          </table:table-cell>
          <table:table-cell table:style-name="ce5" table:formula="of:=[.K9]" office:value-type="float" office:value="126.077440946103" calcext:value-type="float">
            <text:p>126.08</text:p>
          </table:table-cell>
          <table:table-cell table:style-name="ce5" table:formula="of:=[.L9]" office:value-type="float" office:value="194.020234283883" calcext:value-type="float">
            <text:p>194.02</text:p>
          </table:table-cell>
          <table:table-cell table:style-name="ce5" table:formula="of:=[.M9]" office:value-type="float" office:value="155.8" calcext:value-type="float">
            <text:p>155.8</text:p>
          </table:table-cell>
          <table:table-cell table:style-name="ce5" table:formula="of:=[.N9]" office:value-type="float" office:value="121.323640345273" calcext:value-type="float">
            <text:p>121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.321931589537" calcext:value-type="float">
            <text:p>197.32</text:p>
          </table:table-cell>
          <table:table-cell office:value-type="float" office:value="188" calcext:value-type="float">
            <text:p>188</text:p>
          </table:table-cell>
          <table:table-cell office:value-type="float" office:value="69.1604801456381" calcext:value-type="float">
            <text:p>69.16</text:p>
          </table:table-cell>
          <table:table-cell office:value-type="float" office:value="140.378269617706" calcext:value-type="float">
            <text:p>140.38</text:p>
          </table:table-cell>
          <table:table-cell office:value-type="float" office:value="128" calcext:value-type="float">
            <text:p>128</text:p>
          </table:table-cell>
          <table:table-cell office:value-type="float" office:value="58.6367065133105" calcext:value-type="float">
            <text:p>58.64</text:p>
          </table:table-cell>
          <table:table-cell office:value-type="float" office:value="2" calcext:value-type="float">
            <text:p>2</text:p>
          </table:table-cell>
          <table:table-cell table:style-name="ce5" table:formula="of:=[.I18]" office:value-type="float" office:value="692.464190093709" calcext:value-type="float">
            <text:p>692.46</text:p>
          </table:table-cell>
          <table:table-cell table:style-name="ce5" table:formula="of:=[.J18]" office:value-type="float" office:value="464.5" calcext:value-type="float">
            <text:p>464.5</text:p>
          </table:table-cell>
          <table:table-cell table:style-name="ce5" table:formula="of:=[.K18]" office:value-type="float" office:value="661.321950100164" calcext:value-type="float">
            <text:p>661.32</text:p>
          </table:table-cell>
          <table:table-cell table:style-name="ce5" table:formula="of:=[.L18]" office:value-type="float" office:value="637.369216258976" calcext:value-type="float">
            <text:p>637.37</text:p>
          </table:table-cell>
          <table:table-cell table:style-name="ce5" table:formula="of:=[.M18]" office:value-type="float" office:value="410.5" calcext:value-type="float">
            <text:p>410.5</text:p>
          </table:table-cell>
          <table:table-cell table:style-name="ce5" table:formula="of:=[.N18]" office:value-type="float" office:value="659.683577500703" calcext:value-type="float">
            <text:p>659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.307847082495" calcext:value-type="float">
            <text:p>189.31</text:p>
          </table:table-cell>
          <table:table-cell office:value-type="float" office:value="181" calcext:value-type="float">
            <text:p>181</text:p>
          </table:table-cell>
          <table:table-cell office:value-type="float" office:value="72.121765739289" calcext:value-type="float">
            <text:p>72.12</text:p>
          </table:table-cell>
          <table:table-cell office:value-type="float" office:value="135.53722334004" calcext:value-type="float">
            <text:p>135.54</text:p>
          </table:table-cell>
          <table:table-cell office:value-type="float" office:value="122" calcext:value-type="float">
            <text:p>122</text:p>
          </table:table-cell>
          <table:table-cell office:value-type="float" office:value="64.7845145283381" calcext:value-type="float">
            <text:p>64.78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AVERAGE([.B22:.B26])" office:value-type="float" office:value="194.344246196821" calcext:value-type="float">
            <text:p>194.34</text:p>
          </table:table-cell>
          <table:table-cell table:style-name="ce4" table:formula="of:=AVERAGE([.C22:.C26])" office:value-type="float" office:value="185.2" calcext:value-type="float">
            <text:p>185.2</text:p>
          </table:table-cell>
          <table:table-cell table:style-name="ce4" table:formula="of:=AVERAGE([.D22:.D26])" office:value-type="float" office:value="72.5937058295115" calcext:value-type="float">
            <text:p>72.59</text:p>
          </table:table-cell>
          <table:table-cell table:style-name="ce4" table:formula="of:=AVERAGE([.E22:.E26])" office:value-type="float" office:value="139.382246214552" calcext:value-type="float">
            <text:p>139.38</text:p>
          </table:table-cell>
          <table:table-cell table:style-name="ce4" table:formula="of:=AVERAGE([.F22:.F26])" office:value-type="float" office:value="124" calcext:value-type="float">
            <text:p>124</text:p>
          </table:table-cell>
          <table:table-cell table:style-name="ce4" table:formula="of:=AVERAGE([.G22:.G26])" office:value-type="float" office:value="64.022830164901" calcext:value-type="float">
            <text:p>64.0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21:07:38.6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48S</meta:editing-duration>
    <meta:editing-cycles>25</meta:editing-cycles>
    <meta:generator>LibreOffice/5.0.3.2$Windows_x86 LibreOffice_project/e5f16313668ac592c1bfb310f4390624e3dbfb75</meta:generator>
    <dc:date>2017-07-27T21:09:52.936000000</dc:date>
    <meta:document-statistic meta:table-count="3" meta:cell-count="276" meta:object-count="0"/>
    <meta:user-defined meta:name="Info 1"/>
    <meta:user-defined meta:name="Info 2"/>
    <meta:user-defined meta:name="Info 3"/>
    <meta:user-defined meta:name="Info 4"/>
  </office:meta>
</office:document-meta>
</file>